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6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9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1"/>
          <table:table-cell table:formula="of:=SUM([.M57:.M72])" office:value-type="float" office:value="364" calcext:value-type="float">
            <text:p>36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office:value-type="float" office:value="27" calcext:value-type="float">
            <text:p>2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number-columns-repeated="2"/>
          <table:table-cell table:style-name="ce12" office:value-type="float" office:value="37" calcext:value-type="float">
            <text:p>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number-columns-repeated="2"/>
          <table:table-cell table:style-name="ce12" office:value-type="float" office:value="29" calcext:value-type="float">
            <text:p>2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7"/>
          <table:table-cell table:style-name="ce12" office:value-type="float" office:value="28" calcext:value-type="float">
            <text:p>28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6"/>
          <table:table-cell table:style-name="ce1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97];[.D97];[.F97];[.H97])/SUM([.C97];[.E97];[.G97];[.I97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98];[.D98];[.F98];[.H98])/SUM([.C98];[.E98];[.G98];[.I98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99];[.D99];[.F99];[.H99])/SUM([.C99];[.E99];[.G99];[.I99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100];[.D100];[.F100];[.H100])/SUM([.C100];[.E100];[.G100];[.I100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1];[.D101];[.F101];[.H101])/SUM([.C101];[.E101];[.G101];[.I101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102];[.D102];[.F102];[.H102])/SUM([.C102];[.E102];[.G102];[.I102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3];[.D103];[.F103];[.H103])/SUM([.C103];[.E103];[.G103];[.I103]))" office:value-type="float" office:value="16.0231481481482" calcext:value-type="float">
            <text:p>16.0231481481482</text:p>
          </table:table-cell>
          <table:table-cell table:formula="of:=1/(SUM([.F103];[.H103])/SUM([.G103];[.I103]))-(SUM([.B106];[.D106])/SUM([.C106];[.E106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104];[.D104];[.F104];[.H104])/SUM([.C104];[.E104];[.G104];[.I104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105];[.D105];[.F105];[.H105])/SUM([.C105];[.E105];[.G105];[.I105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4"/>
          <table:table-cell table:formula="of:=1/(SUM([.B106];[.D106];[.F106];[.H106])/SUM([.C106];[.E106];[.G106];[.I106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<text:span text:style-name="T1">source: </text:span><text:span text:style-name="T1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23]*0.1573" office:value-type="float" office:value="502.1016" calcext:value-type="float">
            <text:p>502.10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727908455181" calcext:value-type="float">
            <text:p>6.3572790845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[.E125]*0.0376" office:value-type="float" office:value="120.0192" calcext:value-type="float">
            <text:p>120.019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5957446808511" calcext:value-type="float">
            <text:p>26.5957446808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table:formula="of:=[.E126]*0.0163" office:value-type="float" office:value="52.0296" calcext:value-type="float">
            <text:p>52.02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496932515338" calcext:value-type="float">
            <text:p>61.3496932515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table:formula="of:=[.E127]*0.0157" office:value-type="float" office:value="50.1144" calcext:value-type="float">
            <text:p>50.114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7273512299904" calcext:value-type="float">
            <text:p>62.7273512299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table:formula="of:=[.E128]*0.0044" office:value-type="float" office:value="14.0448" calcext:value-type="float">
            <text:p>14.044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39.918420512122" calcext:value-type="float">
            <text:p>239.918420512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table:formula="of:=[.E129]*0.0088" office:value-type="float" office:value="28.0896" calcext:value-type="float">
            <text:p>28.08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197881441423" calcext:value-type="float">
            <text:p>112.19788144142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8" table:default-cell-style-name="ce11"/>
        <table:table-column table:style-name="co16" table:number-columns-repeated="2" table:default-cell-style-name="ce11"/>
        <table:table-column table:style-name="co8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misc data collection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7:Sheet1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3:53:11.3115796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2-06T01:06:00.171806325</dc:date>
    <meta:editing-duration>P3DT9H37M55S</meta:editing-duration>
    <meta:editing-cycles>17</meta:editing-cycles>
    <meta:generator>LibreOffice/7.2.2.2$Linux_X86_64 LibreOffice_project/20$Build-2</meta:generator>
    <meta:document-statistic meta:table-count="3" meta:cell-count="2816" meta:object-count="0"/>
  </office:meta>
</office:document-meta>
</file>